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033fb" officeooo:paragraph-rsid="001033fb"/>
    </style:style>
    <style:style style:name="P2" style:family="paragraph" style:parent-style-name="Standard">
      <style:text-properties style:font-name="Arial" fo:font-weight="bold" officeooo:rsid="001033fb" officeooo:paragraph-rsid="001033fb" style:font-weight-asian="bold" style:font-weight-complex="bold"/>
    </style:style>
    <style:style style:name="P3" style:family="paragraph" style:parent-style-name="Standard">
      <style:text-properties style:font-name="Arial" fo:font-weight="normal" officeooo:rsid="001153fc" officeooo:paragraph-rsid="001153fc" style:font-weight-asian="normal" style:font-weight-complex="normal"/>
    </style:style>
    <style:style style:name="P4" style:family="paragraph" style:parent-style-name="Standard">
      <style:text-properties style:font-name="Arial" fo:font-size="15pt" fo:font-weight="bold" officeooo:rsid="001153fc" officeooo:paragraph-rsid="001153fc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ce181e" style:font-name="Arial" style:text-underline-style="solid" style:text-underline-width="auto" style:text-underline-color="font-color" fo:font-weight="bold" officeooo:rsid="001153fc" officeooo:paragraph-rsid="001153fc" style:font-weight-asian="bold" style:font-weight-complex="bold"/>
    </style:style>
    <style:style style:name="P6" style:family="paragraph" style:parent-style-name="Standard">
      <style:text-properties fo:color="#ce181e" style:font-name="Arial" style:text-underline-style="solid" style:text-underline-width="auto" style:text-underline-color="font-color" fo:font-weight="bold" officeooo:rsid="001153fc" officeooo:paragraph-rsid="0014a730" style:font-weight-asian="bold" style:font-weight-complex="bold"/>
    </style:style>
    <style:style style:name="P7" style:family="paragraph" style:parent-style-name="Standard">
      <style:text-properties fo:color="#ce181e" style:font-name="Arial" style:text-underline-style="solid" style:text-underline-width="auto" style:text-underline-color="font-color" fo:font-weight="bold" officeooo:rsid="001153fc" officeooo:paragraph-rsid="0016eaa6" style:font-weight-asian="bold" style:font-weight-complex="bold"/>
    </style:style>
    <style:style style:name="P8" style:family="paragraph" style:parent-style-name="Standard">
      <style:text-properties fo:color="#ce181e" style:font-name="Arial" style:text-underline-style="solid" style:text-underline-width="auto" style:text-underline-color="font-color" fo:font-weight="bold" officeooo:rsid="001153fc" officeooo:paragraph-rsid="0018a3d9" style:font-weight-asian="bold" style:font-weight-complex="bold"/>
    </style:style>
    <style:style style:name="P9" style:family="paragraph" style:parent-style-name="Standard">
      <style:text-properties fo:color="#ce181e" style:font-name="Arial" style:text-underline-style="solid" style:text-underline-width="auto" style:text-underline-color="font-color" fo:font-weight="bold" officeooo:rsid="001153fc" officeooo:paragraph-rsid="00196355" style:font-weight-asian="bold" style:font-weight-complex="bold"/>
    </style:style>
    <style:style style:name="P10" style:family="paragraph" style:parent-style-name="Standard">
      <style:text-properties fo:color="#000000" style:font-name="Arial" style:text-underline-style="none" fo:font-weight="normal" officeooo:rsid="001153fc" officeooo:paragraph-rsid="001153fc" style:font-weight-asian="normal" style:font-weight-complex="normal"/>
    </style:style>
    <style:style style:name="P11" style:family="paragraph" style:parent-style-name="Standard">
      <style:text-properties fo:color="#000000" style:font-name="Arial" style:text-underline-style="none" fo:font-weight="normal" officeooo:rsid="0012b0bc" officeooo:paragraph-rsid="0012b0bc" style:font-weight-asian="normal" style:font-weight-complex="normal"/>
    </style:style>
    <style:style style:name="P12" style:family="paragraph" style:parent-style-name="Standard">
      <style:text-properties fo:color="#000000" style:font-name="Arial" style:text-underline-style="none" fo:font-weight="normal" officeooo:rsid="0014a730" officeooo:paragraph-rsid="0014a730" style:font-weight-asian="normal" style:font-weight-complex="normal"/>
    </style:style>
    <style:style style:name="P13" style:family="paragraph" style:parent-style-name="Standard">
      <style:text-properties fo:color="#000000" style:font-name="Arial" style:text-underline-style="none" fo:font-weight="normal" officeooo:rsid="00150e32" officeooo:paragraph-rsid="00150e32" style:font-weight-asian="normal" style:font-weight-complex="normal"/>
    </style:style>
    <style:style style:name="P14" style:family="paragraph" style:parent-style-name="Standard">
      <style:text-properties fo:color="#000000" style:font-name="Arial" style:text-underline-style="none" fo:font-weight="normal" officeooo:rsid="00150e32" officeooo:paragraph-rsid="0016eaa6" style:font-weight-asian="normal" style:font-weight-complex="normal"/>
    </style:style>
    <style:style style:name="P15" style:family="paragraph" style:parent-style-name="Standard">
      <style:text-properties fo:color="#000000" style:font-name="Arial" style:text-underline-style="none" fo:font-weight="normal" officeooo:rsid="0016eaa6" officeooo:paragraph-rsid="0016eaa6" style:font-weight-asian="normal" style:font-weight-complex="normal"/>
    </style:style>
    <style:style style:name="P16" style:family="paragraph" style:parent-style-name="Standard">
      <style:text-properties fo:color="#000000" style:font-name="Arial" style:text-underline-style="none" fo:font-weight="normal" officeooo:rsid="0018a3d9" officeooo:paragraph-rsid="0018a3d9" style:font-weight-asian="normal" style:font-weight-complex="normal"/>
    </style:style>
    <style:style style:name="P17" style:family="paragraph" style:parent-style-name="Standard">
      <style:text-properties fo:color="#000000" style:font-name="Arial" style:text-underline-style="none" fo:font-weight="normal" officeooo:rsid="00196355" officeooo:paragraph-rsid="00196355" style:font-weight-asian="normal" style:font-weight-complex="normal"/>
    </style:style>
    <style:style style:name="T1" style:family="text">
      <style:text-properties officeooo:rsid="0012b0bc"/>
    </style:style>
    <style:style style:name="T2" style:family="text">
      <style:text-properties officeooo:rsid="0014a730"/>
    </style:style>
    <style:style style:name="T3" style:family="text">
      <style:text-properties officeooo:rsid="0016eaa6"/>
    </style:style>
    <style:style style:name="T4" style:family="text">
      <style:text-properties officeooo:rsid="001963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tle For Wesnoth 1.12</text:p>
      <text:p text:style-name="P1"/>
      <text:p text:style-name="P4">The Revenge</text:p>
      <text:p text:style-name="P2"/>
      <text:p text:style-name="P3">Szenarios:</text:p>
      <text:p text:style-name="P3"/>
      <text:p text:style-name="P5"/>
      <text:p text:style-name="P5"/>
      <text:p text:style-name="P5">1. The Beginning</text:p>
      <text:p text:style-name="P5"/>
      <text:p text:style-name="P10">Story: <text:span text:style-name="T1">Trolle, die ein friedliches Bergleben führen. Übermacht von Menschen überschwemmt das Gebirge / die Heimat der Trolle und tötet alle.</text:span></text:p>
      <text:p text:style-name="P11"/>
      <text:p text:style-name="P12">Ziel: überlebe bis zur 7. Runde</text:p>
      <text:p text:style-name="P12"/>
      <text:p text:style-name="P12">Wenn man bis zur 7. Runde nicht gestorben ist, kommt eine Kill-Sequenz, wo alle Trolle getötet werden.</text:p>
      <text:p text:style-name="P12"/>
      <text:p text:style-name="P12">Defeat oder Victory geht beides weiter!</text:p>
      <text:p text:style-name="P12"/>
      <text:p text:style-name="P6"><text:span text:style-name="T3">2</text:span>. <text:span text:style-name="T2">Resurrection</text:span></text:p>
      <text:p text:style-name="P6"/>
      <text:p text:style-name="P12">Story: 2 Trolle (Haupt- &amp; Nebenperson) wachen als Geister in einer Höhle auf. Sie verstehen nicht, was los ist, ob sie nun tot oder lebendig sind.</text:p>
      <text:p text:style-name="P12"/>
      <text:p text:style-name="P13">Ziel: (in 2-3 Zügen) zu einem weiteren Ort laufen.</text:p>
      <text:p text:style-name="P13"/>
      <text:p text:style-name="P13">Story: Dort findet man <text:span text:style-name="T3">auf einem Friedhof</text:span> einen Totenbeschwörer auf. Er sagt, wenn man den Geist tötet, welcher ihn foltert und dafür sorgt, dass er nicht fliehen kann, kann man aus der Höhle entkommen. <text:span text:style-name="T3">Der Totenbeschwörer allein ist nicht stark genug, um den bösen Geist zu besiegen, da er sein Buch nicht in Besitz hat.</text:span></text:p>
      <text:p text:style-name="P13"/>
      <text:p text:style-name="P13">Ziel: Töte den Geist <text:span text:style-name="T3">zu dritt (der Totenbeschwörer wird zu einer 3. Einheit)</text:span>.</text:p>
      <text:p text:style-name="P13"/>
      <text:p text:style-name="P13">Story: Schleier + Nebel werden von der Map entfernt. <text:span text:style-name="T3">Hinter einem Höhlenflüsschen erscheint der Ausgang. </text:span></text:p>
      <text:p text:style-name="P13"/>
      <text:p text:style-name="P15">Ziel: Laufe zum Ausgang</text:p>
      <text:p text:style-name="P15"/>
      <text:p text:style-name="P16">Story: Die beiden Troll-Geister werden zu untoten Trollen, sobald sie sich im Sonnenlicht befinden.</text:p>
      <text:p text:style-name="P15"/>
      <text:p text:style-name="P7"><text:span text:style-name="T3">3</text:span>. <text:span text:style-name="T3">Weg zum Buch</text:span></text:p>
      <text:p text:style-name="P7"/>
      <text:p text:style-name="P14">Story: <text:span text:style-name="T3">Der Totenbeschwörer möchte den untoten Trollen als Dank beibringen, wie sie Untote beschwören können. Dazu benötigt er sein Buch.</text:span></text:p>
      <text:p text:style-name="P14"/>
      <text:p text:style-name="P16">„Filmsequenz“: Der Totenbeschwörer bekommt sein Buch. (er läuft zu seinem Zuhause / zu seiner Burg).</text:p>
      <text:p text:style-name="P16"/>
      <text:p text:style-name="P16"><text:soft-page-break/>Story: Jetzt erklärt er den beiden Hauptpersonen, wie man Untote beschwört. Danach kommen Elfen und möchten den Totenbeschwörer und die untoten Trolle töten, da sie alles untote hassen.</text:p>
      <text:p text:style-name="P16"/>
      <text:p text:style-name="P16">Ziel: Besiege, um das Beschwören der Untoten zu üben, die Elfen.</text:p>
      <text:p text:style-name="P16"/>
      <text:p text:style-name="P8"><text:span text:style-name="T3">4. Heimreise</text:span></text:p>
      <text:p text:style-name="P8"/>
      <text:p text:style-name="P16">Story: <text:span text:style-name="T4">Die Elfen aus der nördlichen Waldfestung greifen an. Anfangs mit schwachen Einheiten.</text:span></text:p>
      <text:p text:style-name="P17"/>
      <text:p text:style-name="P17">Ziel: Besiege den Elfen.</text:p>
      <text:p text:style-name="P17"/>
      <text:p text:style-name="P17">Story: Der Elf bekommt Verstärkung, zu viel, um ihn zu besiegen.</text:p>
      <text:p text:style-name="P17"/>
      <text:p text:style-name="P17">Ziel: Rette möglichst viele Einheiten und fliehe nach Osten in Richtung ehemaliger Troll-Berg-Heimat.</text:p>
      <text:p text:style-name="P17"/>
      <text:p text:style-name="P9"><text:span text:style-name="T4">5. Zurückeroberung der Heimat</text:span></text:p>
      <text:p text:style-name="P9"/>
      <text:p text:style-name="P17">Story: Du beginnst mit einem Lager im Südwesten und willst in deine Heimat.</text:p>
      <text:p text:style-name="P17"/>
      <text:p text:style-name="P17">Ziel: Töte alle Feinde in den Bergen und besetze die Burg.</text:p>
      <text:p text:style-name="P17"/>
      <text:p text:style-name="P9"><text:span text:style-name="T4">6. Annihilation</text:span></text:p>
      <text:p text:style-name="P9"/>
      <text:p text:style-name="P17">Ziel: Lösche den Menschenkönig, der dich im ersten Szenario getötet hat.</text:p>
      <text:p text:style-name="P17"/>
      <text:p text:style-name="P17">E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6:06:25.435000000</meta:creation-date>
    <dc:date>2018-04-28T17:28:11.445000000</dc:date>
    <meta:editing-duration>PT20M41S</meta:editing-duration>
    <meta:editing-cycles>4</meta:editing-cycles>
    <meta:generator>LibreOffice/5.4.6.2$Windows_X86_64 LibreOffice_project/4014ce260a04f1026ba855d3b8d91541c224eab8</meta:generator>
    <meta:document-statistic meta:table-count="0" meta:image-count="0" meta:object-count="0" meta:page-count="2" meta:paragraph-count="32" meta:word-count="361" meta:character-count="2254" meta:non-whitespace-character-count="1924"/>
  </office:meta>
</office:document-meta>
</file>